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맑은 고딕1" svg:font-family="'맑은 고딕'" style:font-pitch="variable"/>
    <style:font-face style:name="바탕2" svg:font-family="바탕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5.917cm" fo:margin-left="-0.208cm" table:align="left" style:writing-mode="lr-tb"/>
    </style:style>
    <style:style style:name="표1.A" style:family="table-column">
      <style:table-column-properties style:column-width="3.979cm"/>
    </style:style>
    <style:style style:name="표1.C" style:family="table-column">
      <style:table-column-properties style:column-width="2.545cm"/>
    </style:style>
    <style:style style:name="표1.D" style:family="table-column">
      <style:table-column-properties style:column-width="5.413cm"/>
    </style:style>
    <style:style style:name="표1.1" style:family="table-row">
      <style:table-row-properties style:min-row-height="0.933cm" fo:keep-together="auto"/>
    </style:style>
    <style:style style:name="표1.A1" style:family="table-cell">
      <style:table-cell-properties style:vertical-align="middle" fo:padding-left="0.199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표1.B1" style:family="table-cell">
      <style:table-cell-properties style:vertical-align="top" fo:padding-left="0.199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표1.D1" style:family="table-cell">
      <style:table-cell-properties style:vertical-align="top" fo:padding-left="0.199cm" fo:padding-right="0.191cm" fo:padding-top="0cm" fo:padding-bottom="0cm" fo:border="0.5pt solid #000080" style:writing-mode="lr-tb"/>
    </style:style>
    <style:style style:name="표1.2" style:family="table-row">
      <style:table-row-properties style:min-row-height="0.974cm" fo:keep-together="auto"/>
    </style:style>
    <style:style style:name="표1.3" style:family="table-row">
      <style:table-row-properties style:min-row-height="2.088cm" fo:keep-together="auto"/>
    </style:style>
    <style:style style:name="표1.4" style:family="table-row">
      <style:table-row-properties style:min-row-height="2.223cm" fo:keep-together="auto"/>
    </style:style>
    <style:style style:name="표1.5" style:family="table-row">
      <style:table-row-properties style:min-row-height="3.572cm" fo:keep-together="auto"/>
    </style:style>
    <style:style style:name="표1.A5" style:family="table-cell">
      <style:table-cell-properties style:vertical-align="middle" fo:padding-left="0.199cm" fo:padding-right="0.191cm" fo:padding-top="0cm" fo:padding-bottom="0cm" fo:border-left="0.5pt solid #000080" fo:border-right="none" fo:border-top="none" fo:border-bottom="0.5pt solid #000080" style:writing-mode="lr-tb"/>
    </style:style>
    <style:style style:name="표1.B5" style:family="table-cell">
      <style:table-cell-properties style:vertical-align="top" fo:padding-left="0.199cm" fo:padding-right="0.191cm" fo:padding-top="0cm" fo:padding-bottom="0cm" fo:border-left="0.5pt solid #000080" fo:border-right="0.5pt solid #000080" fo:border-top="none" fo:border-bottom="0.5pt solid #000080" style:writing-mode="lr-tb"/>
    </style:style>
    <style:style style:name="표1.6" style:family="table-row">
      <style:table-row-properties style:min-row-height="2.79cm" fo:keep-together="auto"/>
    </style:style>
    <style:style style:name="표1.7" style:family="table-row">
      <style:table-row-properties style:min-row-height="4.195cm" fo:keep-together="auto"/>
    </style:style>
    <style:style style:name="표1.8" style:family="table-row">
      <style:table-row-properties style:min-row-height="2.646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맑은 고딕" fo:font-weight="bold" style:font-weight-asian="bold" style:font-name-complex="맑은 고딕"/>
    </style:style>
    <style:style style:name="P2" style:family="paragraph" style:parent-style-name="Standard">
      <style:text-properties style:font-name-asian="맑은 고딕1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맑은 고딕" fo:font-size="12pt" fo:font-weight="bold" style:font-size-asian="12pt" style:font-weight-asian="bold" style:font-name-complex="맑은 고딕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맑은 고딕" fo:font-size="12pt" fo:font-weight="bold" style:font-size-asian="12pt" style:language-asian="ko" style:country-asian="KR" style:font-weight-asian="bold" style:font-name-complex="맑은 고딕"/>
    </style:style>
    <style:style style:name="P5" style:family="paragraph" style:parent-style-name="Standard">
      <style:paragraph-properties fo:margin-top="0cm" fo:margin-bottom="0cm" loext:contextual-spacing="false" fo:line-height="100%" style:snap-to-layout-grid="false"/>
      <style:text-properties style:font-name-asian="맑은 고딕1"/>
    </style:style>
    <style:style style:name="P6" style:family="paragraph" style:parent-style-name="Standard">
      <style:paragraph-properties fo:margin-top="0cm" fo:margin-bottom="0cm" loext:contextual-spacing="false" fo:line-height="100%" style:snap-to-layout-grid="false"/>
      <style:text-properties fo:color="#ff3300" style:font-name-asian="맑은 고딕1" style:language-asian="ko" style:country-asian="KR"/>
    </style:style>
    <style:style style:name="P7" style:family="paragraph" style:parent-style-name="Standard">
      <style:paragraph-properties fo:margin-top="0cm" fo:margin-bottom="0cm" loext:contextual-spacing="false" fo:line-height="100%" style:snap-to-layout-grid="false"/>
      <style:text-properties fo:color="#ff3300" style:font-name-asian="맑은 고딕1"/>
    </style:style>
    <style:style style:name="P8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-asian="맑은 고딕1" style:language-asian="ko" style:country-asian="KR"/>
    </style:style>
    <style:style style:name="P9" style:family="paragraph" style:parent-style-name="Standard">
      <style:paragraph-properties fo:margin-top="0cm" fo:margin-bottom="0.282cm" loext:contextual-spacing="false" fo:text-align="center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맑은 고딕" fo:font-size="12pt" fo:font-weight="bold" style:font-size-asian="12pt" style:language-asian="ko" style:country-asian="KR" style:font-weight-asian="bold" style:font-name-complex="맑은 고딕"/>
    </style:style>
    <style:style style:name="P12" style:family="paragraph" style:parent-style-name="Standard">
      <style:paragraph-properties fo:margin-top="0cm" fo:margin-bottom="0cm" loext:contextual-spacing="false" fo:line-height="100%" style:snap-to-layout-grid="false"/>
      <style:text-properties style:font-name-asian="맑은 고딕1"/>
    </style:style>
    <style:style style:name="P13" style:family="paragraph" style:parent-style-name="Standard">
      <style:paragraph-properties fo:margin-top="0cm" fo:margin-bottom="0cm" loext:contextual-spacing="false" fo:line-height="100%" style:snap-to-layout-grid="false"/>
      <style:text-properties officeooo:rsid="0012e07b" officeooo:paragraph-rsid="0012e07b" style:font-name-asian="맑은 고딕1"/>
    </style:style>
    <style:style style:name="T1" style:family="text">
      <style:text-properties style:font-name="맑은 고딕" fo:font-size="28pt" fo:font-weight="bold" style:font-size-asian="28pt" style:font-weight-asian="bold" style:font-name-complex="맑은 고딕"/>
    </style:style>
    <style:style style:name="T2" style:family="text">
      <style:text-properties fo:font-size="28pt" fo:font-weight="bold" style:font-name-asian="맑은 고딕1" style:font-size-asian="28pt" style:font-weight-asian="bold"/>
    </style:style>
    <style:style style:name="T3" style:family="text">
      <style:text-properties fo:color="#ff0000" style:font-name="맑은 고딕" style:font-name-complex="맑은 고딕"/>
    </style:style>
    <style:style style:name="T4" style:family="text">
      <style:text-properties fo:color="#ff0000" style:font-name-asian="맑은 고딕1"/>
    </style:style>
    <style:style style:name="T5" style:family="text">
      <style:text-properties style:language-asian="ko" style:country-asian="KR"/>
    </style:style>
    <style:style style:name="T6" style:family="text">
      <style:text-properties fo:color="#b2b2b2"/>
    </style:style>
    <style:style style:name="T7" style:family="text">
      <style:text-properties fo:font-weight="bold" style:language-asian="ko" style:country-asian="KR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language-asian="ko" style:country-asian="KR" style:font-weight-asian="bold" style:font-weight-complex="bold"/>
    </style:style>
    <style:style style:name="T10" style:family="text">
      <style:text-properties officeooo:rsid="0012e0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분석결과요약서</text:span><text:span text:style-name="T2">(</text:span><text:span text:style-name="T1">양식</text:span><text:span text:style-name="T2">)</text:span></text:p>
      <text:p text:style-name="P1">서울시 빅데이터 캠퍼스 반출신청시 첨부양식</text:p>
      <table:table table:name="표1" table:style-name="표1">
        <table:table-column table:style-name="표1.A" table:number-columns-repeated="2"/>
        <table:table-column table:style-name="표1.C"/>
        <table:table-column table:style-name="표1.D"/>
        <table:table-row table:style-name="표1.1">
          <table:table-cell table:style-name="표1.A1" office:value-type="string">
            <text:p text:style-name="P3">아이디</text:p>
          </table:table-cell>
          <table:table-cell table:style-name="표1.B1" office:value-type="string">
            <text:p text:style-name="P13">mhg9511</text:p>
          </table:table-cell>
          <table:table-cell table:style-name="표1.A1" office:value-type="string">
            <text:p text:style-name="P3">이메일</text:p>
          </table:table-cell>
          <table:table-cell table:style-name="표1.D1" office:value-type="string">
            <text:p text:style-name="P13">mhg9511@gmail.com</text:p>
          </table:table-cell>
        </table:table-row>
        <table:table-row table:style-name="표1.2">
          <table:table-cell table:style-name="표1.A1" office:value-type="string">
            <text:p text:style-name="P3">분석과제명</text:p>
          </table:table-cell>
          <table:table-cell table:style-name="표1.D1" table:number-columns-spanned="3" office:value-type="string">
            <text:p text:style-name="P5">서울시 축제 이용자 분석</text:p>
          </table:table-cell>
          <table:covered-table-cell/>
          <table:covered-table-cell/>
        </table:table-row>
        <table:table-row table:style-name="표1.3">
          <table:table-cell table:style-name="표1.A1" office:value-type="string">
            <text:p text:style-name="P3">분석목적</text:p>
          </table:table-cell>
          <table:table-cell table:style-name="표1.D1" table:number-columns-spanned="3" office:value-type="string">
            <text:p text:style-name="P5">서울시 유동인구 데이터를 이용하여 축제의 이용자층을 분석하는 것</text:p>
          </table:table-cell>
          <table:covered-table-cell/>
          <table:covered-table-cell/>
        </table:table-row>
        <table:table-row table:style-name="표1.4">
          <table:table-cell table:style-name="표1.A1" office:value-type="string">
            <text:p text:style-name="P3">분석자료</text:p>
          </table:table-cell>
          <table:table-cell table:style-name="표1.D1" table:number-columns-spanned="3" office:value-type="string">
            <text:p text:style-name="P5">- 유동인구<text:span text:style-name="T10">(일별 유동인구, 거주지)</text:span></text:p>
            <text:p text:style-name="P5">- 서울시 <text:span text:style-name="T10">2015/2016 축제 리스트(문화체육관광부 제공)</text:span></text:p>
          </table:table-cell>
          <table:covered-table-cell/>
          <table:covered-table-cell/>
        </table:table-row>
        <table:table-row table:style-name="표1.5">
          <table:table-cell table:style-name="표1.A5" office:value-type="string">
            <text:p text:style-name="P3">분석결과</text:p>
            <text:p text:style-name="P3">내용</text:p>
          </table:table-cell>
          <table:table-cell table:style-name="표1.B5" table:number-columns-spanned="3" office:value-type="string">
            <text:p text:style-name="P5">축제일자를 기준으로 성별과 연령별로 요약하엿다.</text:p>
            <text:p text:style-name="P5">0~19세 까지를 10대 ,20~29세까지를 20대, 30~39세까지를 30대,40~49세까지를 40대,50~59세까지를 50대,60세 이상을 60대로 하여 각각 남성, 여성에 대해 유동인구 합을 구하였다.</text:p>
            <text:p text:style-name="P5"/>
            <text:p text:style-name="P5">이때, 축제 장소를 기준으로 500m X 500m 내의 유동인구만을 대상으로하였다. 또한 축제 개최일을 분석기준일로 삼고, 해당일의 +- 14일 중 같은 요일을 비교군으로 하여 데이터를 추출하였다. </text:p>
            <text:p text:style-name="P5"/>
            <text:p text:style-name="P5">따라서 분석대상 축제 73개를 대상으로 각각 5일(분석기준일 하루, 비교일 4일)에 대해 축제장소 기준 500M X 500M내의 유동인구를 성별 연령대별로 합쳐주었다.</text:p>
          </table:table-cell>
          <table:covered-table-cell/>
          <table:covered-table-cell/>
        </table:table-row>
        <table:table-row table:style-name="표1.6">
          <table:table-cell table:style-name="표1.A5" office:value-type="string">
            <text:p text:style-name="P3">분석결과</text:p>
            <text:p text:style-name="P3">활용계획</text:p>
          </table:table-cell>
          <table:table-cell table:style-name="표1.B5" table:number-columns-spanned="3" office:value-type="string">
            <text:p text:style-name="P13">학교수업에서 사용할 계획이며 서울시 축제 정보를 분석할 때 축제 관련정보로 사용할 것입니다.</text:p>
            <text:p text:style-name="P13">2019년에 열리는 축제와 연결을 통해 2019년 축제에 대한 다채로운 정보를 정리하여 보여줄 예정</text:p>
            <text:p text:style-name="P13">상업적 목적으로 사용하지 않는 것은 물론 수업 외부로 반출하지도 않을것임을 밝힘</text:p>
          </table:table-cell>
          <table:covered-table-cell/>
          <table:covered-table-cell/>
        </table:table-row>
        <table:table-row table:style-name="표1.7">
          <table:table-cell table:style-name="표1.A5" office:value-type="string">
            <text:p text:style-name="P4">KT, 신한카드 </text:p>
            <text:p text:style-name="P4">데이터 활용 목적</text:p>
          </table:table-cell>
          <table:table-cell table:style-name="표1.B5" table:number-columns-spanned="3" office:value-type="string">
            <text:p text:style-name="P7">*<text:span text:style-name="T8">8</text:span><text:span text:style-name="T9">유동인구 데이터(KT)</text:span><text:span text:style-name="T5">, </text:span><text:span text:style-name="T9">43생활인구 데이터</text:span><text:span text:style-name="T7">, </text:span><text:span text:style-name="T9">44신한카드 매출 데이터</text:span><text:span text:style-name="T7">, </text:span><text:span text:style-name="T9">DataMart-5유동인구 데이터</text:span><text:span text:style-name="T5">를 반출하는 경우 데이터 사용목적과 발표처, 완료시기를 기재해야 반출 심사가 가능합니다.</text:span></text:p>
            <text:p text:style-name="P6">미기재 시 반려될 수 있습니다. </text:p>
            <text:p text:style-name="P8">사용목적 : 대학교 학기말 프로젝트 보고서</text:p>
            <text:p text:style-name="P8">발표처 : 연세대학교 응용통계학과 데이터공학 수업</text:p>
            <text:p text:style-name="P8">완료시기 : <text:span text:style-name="T10">19.12</text:span></text:p>
          </table:table-cell>
          <table:covered-table-cell/>
          <table:covered-table-cell/>
        </table:table-row>
        <table:table-row table:style-name="표1.8">
          <table:table-cell table:style-name="표1.A1" office:value-type="string">
            <text:p text:style-name="P3">기타의견</text:p>
          </table:table-cell>
          <table:table-cell table:style-name="표1.D1" table:number-columns-spanned="3" office:value-type="string">
            <text:p text:style-name="P5"><text:bookmark text:name="_GoBack"/></text:p>
          </table:table-cell>
          <table:covered-table-cell/>
          <table:covered-table-cell/>
        </table:table-row>
      </table:table>
      <text:p text:style-name="P2"><text:soft-page-break/></text:p>
      <text:p text:style-name="P9"><text:span text:style-name="T3">※ 기타 의견은 빅데이터캠퍼스에 바라는 점입니다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맑은 고딕1" svg:font-family="'맑은 고딕'" style:font-pitch="variable"/>
    <style:font-face style:name="바탕2" svg:font-family="바탕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font-name-asian="바탕1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바탕" fo:font-size="12pt" fo:language="en" fo:country="US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text-align="start" style:justify-single-word="false" fo:orphans="0" fo:widows="0" fo:hyphenation-ladder-count="no-limit" style:writing-mode="lr-tb"/>
      <style:text-properties style:use-window-font-color="true" style:font-name="맑은 고딕" fo:font-family="'맑은 고딕'" style:font-family-generic="roman" style:font-pitch="variable" fo:font-size="10pt" fo:language="en" fo:country="US" style:letter-kerning="true" style:font-name-asian="맑은 고딕1" style:font-family-asian="'맑은 고딕'" style:font-pitch-asian="variable" style:font-size-asian="10pt" style:language-asian="ko" style:country-asian="KR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바탕2" style:font-family-asian="바탕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>
      <style:paragraph-properties fo:margin-left="1.41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맑은 고딕1" style:font-family-asian="'맑은 고딕'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신용호</meta:initial-creator>
    <meta:creation-date>2016-07-22T08:55:00</meta:creation-date>
    <dc:date>2019-11-25T14:18:40.076000000</dc:date>
    <meta:editing-cycles>6</meta:editing-cycles>
    <meta:editing-duration>PT23M59S</meta:editing-duration>
    <meta:generator>LibreOffice/6.0.5.2$Windows_X86_64 LibreOffice_project/54c8cbb85f300ac59db32fe8a675ff7683cd5a16</meta:generator>
    <meta:document-statistic meta:table-count="1" meta:image-count="0" meta:object-count="0" meta:page-count="2" meta:paragraph-count="33" meta:word-count="659" meta:character-count="927" meta:non-whitespace-character-count="7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